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time" office:time-value="PT01H27M00S">
            <text:p>01:27:00</text:p>
          </table:table-cell>
          <table:table-cell office:value-type="string">
            <text:p>Intro to Thunkable Drag and Drop Layout</text:p>
          </table:table-cell>
        </table:table-row>
        <table:table-row table:style-name="ro1">
          <table:table-cell office:value-type="time" office:time-value="PT02H39M00S">
            <text:p>02:39:00</text:p>
          </table:table-cell>
          <table:table-cell office:value-type="string">
            <text:p>Screens and Navigation in Thunkable</text:p>
          </table:table-cell>
        </table:table-row>
        <table:table-row table:style-name="ro1">
          <table:table-cell office:value-type="time" office:time-value="PT01H45M00S">
            <text:p>01:45:00</text:p>
          </table:table-cell>
          <table:table-cell office:value-type="string">
            <text:p>Thunkable Drag and Drop Translator App</text:p>
          </table:table-cell>
        </table:table-row>
        <table:table-row table:style-name="ro1">
          <table:table-cell office:value-type="time" office:time-value="PT04H00M00S">
            <text:p>04:00:00</text:p>
          </table:table-cell>
          <table:table-cell office:value-type="string">
            <text:p>Translator 2: Select Language with Data Sources</text:p>
          </table:table-cell>
        </table:table-row>
        <table:table-row table:style-name="ro1">
          <table:table-cell office:value-type="time" office:time-value="PT04H00M00S">
            <text:p>04:00:00</text:p>
          </table:table-cell>
          <table:table-cell office:value-type="string">
            <text:p>Camera Blocks in Thunkable Drag and Drop UI (Recognize Images, Upload Media, Scan Barcodes and more)</text:p>
          </table:table-cell>
        </table:table-row>
        <table:table-row table:style-name="ro1">
          <table:table-cell office:value-type="time" office:time-value="PT02H36M00S">
            <text:p>02:36:00</text:p>
          </table:table-cell>
          <table:table-cell office:value-type="string">
            <text:p>App Variables in Thunkable</text:p>
          </table:table-cell>
        </table:table-row>
        <table:table-row table:style-name="ro1">
          <table:table-cell office:value-type="time" office:time-value="PT03H58M00S">
            <text:p>03:58:00</text:p>
          </table:table-cell>
          <table:table-cell office:value-type="string">
            <text:p>Logic Blocks in Thunkable</text:p>
          </table:table-cell>
        </table:table-row>
        <table:table-row table:style-name="ro1">
          <table:table-cell office:value-type="time" office:time-value="PT09H33M00S">
            <text:p>09:33:00</text:p>
          </table:table-cell>
          <table:table-cell office:value-type="string">
            <text:p>Sign in Screen with Stored Variables - Thunkable Drag and Drop UI</text:p>
          </table:table-cell>
        </table:table-row>
        <table:table-row table:style-name="ro1">
          <table:table-cell office:value-type="time" office:time-value="PT07H22M00S">
            <text:p>07:22:00</text:p>
          </table:table-cell>
          <table:table-cell office:value-type="string">
            <text:p>Cloud Variables - Save User Data to the Cloud in Thunkable Drag and Drop UI</text:p>
          </table:table-cell>
        </table:table-row>
        <table:table-row table:style-name="ro1">
          <table:table-cell office:value-type="time" office:time-value="PT02H24M00S">
            <text:p>02:24:00</text:p>
          </table:table-cell>
          <table:table-cell office:value-type="string">
            <text:p>Sound Playback in Thunkable Drag and Drop UI</text:p>
          </table:table-cell>
        </table:table-row>
        <table:table-row table:style-name="ro1">
          <table:table-cell office:value-type="time" office:time-value="PT05H34M00S">
            <text:p>05:34:00</text:p>
          </table:table-cell>
          <table:table-cell office:value-type="string">
            <text:p>Web API - Thunkable Drag and Drop UI</text:p>
          </table:table-cell>
        </table:table-row>
        <table:table-row table:style-name="ro1">
          <table:table-cell office:value-type="time" office:time-value="PT03H43M00S">
            <text:p>03:43:00</text:p>
          </table:table-cell>
          <table:table-cell office:value-type="string">
            <text:p>Randomness in Thunkable</text:p>
          </table:table-cell>
        </table:table-row>
        <table:table-row table:style-name="ro1">
          <table:table-cell office:value-type="time" office:time-value="PT04H43M00S">
            <text:p>04:43:00</text:p>
          </table:table-cell>
          <table:table-cell office:value-type="string">
            <text:p>Animation in Thunkable</text:p>
          </table:table-cell>
        </table:table-row>
        <table:table-row table:style-name="ro1">
          <table:table-cell office:value-type="time" office:time-value="PT03H16M00S">
            <text:p>03:16:00</text:p>
          </table:table-cell>
          <table:table-cell office:value-type="string">
            <text:p>Download Thunkable project as an APK for Android™</text:p>
          </table:table-cell>
        </table:table-row>
        <table:table-row table:style-name="ro1">
          <table:table-cell office:value-type="time" office:time-value="PT03H10M00S">
            <text:p>03:10:00</text:p>
          </table:table-cell>
          <table:table-cell office:value-type="string">
            <text:p>How to Download your Thunkable app to an iOS Device</text:p>
          </table:table-cell>
        </table:table-row>
        <table:table-row table:style-name="ro1">
          <table:table-cell office:value-type="time" office:time-value="PT02H27M00S">
            <text:p>02:27:00</text:p>
          </table:table-cell>
          <table:table-cell office:value-type="string">
            <text:p>Publish your Thunkable Project as a Web App</text:p>
          </table:table-cell>
        </table:table-row>
        <table:table-row table:style-name="ro1">
          <table:table-cell office:value-type="time" office:time-value="PT02H17M00S">
            <text:p>02:17:00</text:p>
          </table:table-cell>
          <table:table-cell office:value-type="string">
            <text:p>Embed your Thunkable Web App in a Web Page</text:p>
          </table:table-cell>
        </table:table-row>
        <table:table-row table:style-name="ro1">
          <table:table-cell office:value-type="time" office:time-value="PT04H47M00S">
            <text:p>04:47:00</text:p>
          </table:table-cell>
          <table:table-cell office:value-type="string">
            <text:p>Functions in Thunkable</text:p>
          </table:table-cell>
        </table:table-row>
        <table:table-row table:style-name="ro1">
          <table:table-cell office:value-type="time" office:time-value="PT03H00M00S">
            <text:p>03:00:00</text:p>
          </table:table-cell>
          <table:table-cell office:value-type="string">
            <text:p>Import a Design from Figma to Thunkable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Default" table:formula="of:=SUM([.A1:.A20])" office:value-type="time" office:time-value="PT72H41M00S">
            <text:p>72:41:0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0">10.03.2022</text:date>, <text:time>14:4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03-10T14:42:34.07</meta:creation-date>
    <dc:date>2022-03-10T14:48:25.34</dc:date>
    <dc:creator>Jirka Dell'Oro-Friedl</dc:creator>
    <meta:editing-duration>PT5M52S</meta:editing-duration>
    <meta:editing-cycles>1</meta:editing-cycles>
    <meta:document-statistic meta:table-count="3" meta:cell-count="39" meta:object-count="0"/>
    <meta:generator>OpenOffice/4.1.5$Win32 OpenOffice.org_project/415m1$Build-9789</meta:generator>
  </office:meta>
</office:document-meta>
</file>